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20000020386C5E30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82cm" svg:height="19.001cm" svg:x="1cm" svg:y="0.999cm">
          <draw:image xlink:href="Pictures/10000000000002F20000020386C5E305.png" xlink:type="simple" xlink:show="embed" xlink:actuate="onLoad">
            <text:p/>
          </draw:image>
        </draw:frame>
        <draw:frame draw:style-name="gr2" draw:text-style-name="P2" draw:layer="layout" svg:width="2.454cm" svg:height="0.806cm" svg:x="20.5cm" svg:y="4cm">
          <draw:text-box>
            <text:p><text:span text:style-name="T1">Msg: voll</text:span></text:p>
          </draw:text-box>
        </draw:frame>
        <draw:frame draw:style-name="gr2" draw:text-style-name="P2" draw:layer="layout" svg:width="3.173cm" svg:height="1.361cm" svg:x="12.827cm" svg:y="8.5cm">
          <draw:text-box>
            <text:p><text:span text:style-name="T1">Konstantes</text:span></text:p>
            <text:p><text:span text:style-name="T1">Hochfahrenl</text:span></text:p>
          </draw:text-box>
        </draw:frame>
        <draw:frame draw:style-name="gr2" draw:text-style-name="P2" draw:layer="layout" svg:width="2.767cm" svg:height="0.806cm" svg:x="10.046cm" svg:y="7cm">
          <draw:text-box>
            <text:p><text:span text:style-name="T1">Msg: Start</text:span></text:p>
          </draw:text-box>
        </draw:frame>
        <draw:frame draw:style-name="gr2" draw:text-style-name="P2" draw:layer="layout" svg:width="2.593cm" svg:height="1.916cm" svg:x="23.046cm" svg:y="9.694cm">
          <draw:text-box>
            <text:p><text:span text:style-name="T1">Konstant</text:span></text:p>
            <text:p><text:span text:style-name="T1">Herunter-</text:span></text:p>
            <text:p><text:span text:style-name="T1">Fahren</text:span></text:p>
          </draw:text-box>
        </draw:frame>
        <draw:frame draw:style-name="gr2" draw:text-style-name="P2" draw:layer="layout" svg:width="2.598cm" svg:height="0.806cm" svg:x="25.933cm" svg:y="13.194cm">
          <draw:text-box>
            <text:p><text:span text:style-name="T1">Msg:Stop</text:span></text:p>
          </draw:text-box>
        </draw:frame>
        <draw:frame draw:style-name="gr2" draw:text-style-name="P2" draw:layer="layout" svg:width="10.51cm" svg:height="0.806cm" svg:x="15.5cm" svg:y="1.5cm">
          <draw:text-box>
            <text:p><text:span text:style-name="T1">(Füllgrad ist in Realität nicht linear wachsend)</text:span></text:p>
          </draw:text-box>
        </draw:frame>
        <draw:frame draw:style-name="gr2" draw:text-style-name="P3" draw:layer="layout" svg:width="7.749cm" svg:height="0.983cm" svg:x="1.5cm" svg:y="0.017cm">
          <draw:text-box>
            <text:p><text:span text:style-name="T2">Zeitdiagramm Mahlwer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oni Baumann</meta:initial-creator>
    <meta:creation-date>2011-06-28T22:05:53.81</meta:creation-date>
    <dc:date>2011-06-28T22:18:35.96</dc:date>
    <dc:creator>Toni Baumann</dc:creator>
    <meta:editing-duration>PT00H12M43S</meta:editing-duration>
    <meta:editing-cycles>1</meta:editing-cycles>
    <meta:document-statistic meta:object-count="8"/>
    <meta:generator>OpenOffice.org/3.2$Win32 OpenOffice.org_project/320m18$Build-9502</meta:generator>
  </office:meta>
</office:document-meta>
</file>